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T1" style:family="text">
      <style:text-properties fo:color="#1f497d"/>
    </style:style>
    <style:style style:name="T2" style:family="text">
      <style:text-properties fo:color="#1f497d" style:font-name="calibri" fo:font-size="12pt" fo:font-weight="bold"/>
    </style:style>
    <style:style style:name="T3" style:family="text">
      <style:text-properties fo:color="#1f497d" style:font-name="calibri"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2">C Questions :</text:p>
      <text:p text:style-name="P2"/>
      <text:p text:style-name="P2">1. preprocessor directives .</text:p>
      <text:p text:style-name="P2">2. why we using #define to define a constant . rather than by using keyword..i.e like int a =10;</text:p>
      <text:p text:style-name="P2">3. To toggle a particular bit and set a bit and clear bit.</text:p>
      <text:p text:style-name="P2">4. to check number is multiplies of 4 or not.without using % operator.</text:p>
      <text:p text:style-name="P2">5. To check meachine is little endian or big endian..?</text:p>
      <text:p text:style-name="P2">6. reverse string without any arthimatic operation and tmp variable , loops also...?</text:p>
      <text:p text:style-name="P2">7. To insert element in particular position in array.</text:p>
      <text:p text:style-name="P2">8. diference b/w structure and union...and real time appilications..with respect to memory.</text:p>
      <text:p text:style-name="P2">9. malloc operations(failed conditions).</text:p>
      <text:p text:style-name="P2">10. bitfilelds</text:p>
      <text:p text:style-name="P2">11.selfreferential structure...what is use of selfreferential structure...?</text:p>
      <text:p text:style-name="P2">12. static functions and static variables...inclideing characterstics...?</text:p>
      <text:p text:style-name="P2">13. <text:span text:style-name="T2">In case of volatile, how the compiler takes the data every time from 14.memory, not from the cache</text:span></text:p>
      <text:p text:style-name="P2"/>
      <text:p text:style-name="P2">D.S :</text:p>
      <text:p text:style-name="P2"/>
      <text:p text:style-name="P2">1. insert a node at partcular position in single linked list...</text:p>
      <text:p text:style-name="P2"/>
      <text:p text:style-name="P2">Linux :</text:p>
      <text:p text:style-name="P2"/>
      <text:p text:style-name="P2">1.difference b/w fork and vfork.</text:p>
      <text:p text:style-name="P2">2.copy on write(COW).</text:p>
      <text:p text:style-name="P2">3.interrupts handling in o.s...how interupt handled by os..?</text:p>
      <text:p text:style-name="P2">4.dif b/w semaphore and mutex...real time applications...?</text:p>
      <text:p text:style-name="P2">5.spin locks ..brifely</text:p>
      <text:p text:style-name="P2">6.memory barries.</text:p>
      <text:p text:style-name="P2">7.mmap system call working.</text:p>
      <text:p text:style-name="P2">8. process states.</text:p>
      <text:p text:style-name="P2">Device Drivers :</text:p>
      <text:p text:style-name="P2"/>
      <text:p text:style-name="P2">1. any driver in linux</text:p>
      <text:p text:style-name="P2">2. how driver interact with H/w....explaination</text:p>
      <text:p text:style-name="P2">3.driver architecture..?</text:p>
      <text:p text:style-name="P2"/>
      <text:p text:style-name="P2">Digital Electronics:</text:p>
      <text:p text:style-name="P2"/>
      <text:p text:style-name="P2">1.what is active low signal.</text:p>
      <text:p text:style-name="P2">2.discussion on logic gates(AND ,OR ,NOT,XOR,XNOR);</text:p>
      <text:p text:style-name="P2">3.discussion on MUX.</text:p>
      <text:p text:style-name="P2">4.power gateing and Edge gating...?</text:p>
      <text:p text:style-name="P2">5.what is PLL and PLC...?</text:p>
      <text:p text:style-name="P2">6.what is pipeling</text:p>
      <text:p text:style-name="P2">7.tell me any processor ..?</text:p>
      <text:p text:style-name="P2">8. memory hirarcy</text:p>
      <text:p text:style-name="P2">9.what is cache memory..why using cache memory</text:p>
      <text:p text:style-name="P2">10.cache ratio</text:p>
      <text:p text:style-name="P2">11. how cache memory interact with processor..?</text:p>
      <text:p text:style-name="P2">12.ARM ARCHITECTURE...?</text:p>
      <text:p text:style-name="P2"><text:soft-page-break/></text:p>
      <text:p text:style-name="P1"><text:span text:style-name="Strong_20_Emphasis"><text:span text:style-name="T3"/></text:span></text:p>
      <text:p text:style-name="P1"><text:span text:style-name="Strong_20_Emphasis"><text:span text:style-name="T1"> </text:span></text:span></text:p>
      <text:p text:style-name="P1"><text:span text:style-name="Strong_20_Emphasis"><text:span text:style-name="T3">Telephonic interview:</text:span></text:span></text:p>
      <text:p text:style-name="P1"><text:span text:style-name="Strong_20_Emphasis"><text:span text:style-name="T1">    </text:span></text:span><text:span text:style-name="Strong_20_Emphasis"><text:span text:style-name="T3">- What are the components in the Linux power management?<text:line-break/>    - What is early suspend and late resume?<text:line-break/>    - CPU governors<text:line-break/>    - cpu frequency ranges<text:line-break/>    - Linux power management vs Android power maangement<text:line-break/>    - Additional components  in android respect to linux kernel<text:line-break/>    - How the device and driver recognize in the device tree<text:line-break/>    - USB gadget drivers<text:line-break/>    - How many i2c devices connect<text:line-break/>    - I2C organization in linux<text:line-break/>    - Mutex and semaphores<text:line-break/>    - Types of spin locks <text:line-break/>    - Concurrent work queues<text:line-break/>    - Memory barriers<text:line-break/>    - which spin lock is uesd between process and bottom half and hard and soft interruuts<text:line-break/>    - How to debug the kernel crash if the PC is got corrupted<text:line-break/>    - How to debug the kernel crash if the PC only available and no call stack available<text:line-break/>    - print HELLO WORLD 5 times without using the loop and goto<text:line-break/>    - Check whether the number is multiply by 4 or not without using any *,/,% operators<text:line-break/>    - write a c program to find the Loop in the linked list, what if the loop is at the starting node<text:line-break/>    - Write a logic for reverse of single linked list</text:span></text:span></text:p>
      <text:p text:style-name="P1"><text:span text:style-name="Strong_20_Emphasis"><text:span text:style-name="T1"> </text:span></text:span></text:p>
      <text:p text:style-name="P1"><text:span text:style-name="Strong_20_Emphasis"><text:span text:style-name="T3">F2F discussion:</text:span></text:span></text:p>
      <text:p text:style-name="P1"><text:span text:style-name="Strong_20_Emphasis"><text:span text:style-name="T1">    </text:span></text:span><text:span text:style-name="Strong_20_Emphasis"><text:span text:style-name="T3">Most questions asked in my projects with detailed explanation. (Less questions are generic), Rest of the questions are as follows:</text:span></text:span></text:p>
      <text:p text:style-name="P1"><text:span text:style-name="Strong_20_Emphasis"><text:span text:style-name="T1">    </text:span></text:span><text:span text:style-name="Strong_20_Emphasis"><text:span text:style-name="T3">- Linux power management</text:span></text:span></text:p>
      <text:p text:style-name="P1"><text:span text:style-name="Strong_20_Emphasis"><text:span text:style-name="T1">        </text:span></text:span><text:span text:style-name="Strong_20_Emphasis"><text:span text:style-name="T3">- DVFS, how the scaling is happening here and what bases </text:span></text:span></text:p>
      <text:p text:style-name="P1"><text:span text:style-name="Strong_20_Emphasis"><text:span text:style-name="T1">        </text:span></text:span><text:span text:style-name="Strong_20_Emphasis"><text:span text:style-name="T3">- operating points</text:span></text:span></text:p>
      <text:p text:style-name="P1"><text:span text:style-name="Strong_20_Emphasis"><text:span text:style-name="T1">        </text:span></text:span><text:span text:style-name="Strong_20_Emphasis"><text:span text:style-name="T3">- CPU idle</text:span></text:span></text:p>
      <text:p text:style-name="P1"><text:span text:style-name="Strong_20_Emphasis"><text:span text:style-name="T1">        </text:span></text:span><text:span text:style-name="Strong_20_Emphasis"><text:span text:style-name="T3">- C states</text:span></text:span></text:p>
      <text:p text:style-name="P1"><text:span text:style-name="Strong_20_Emphasis"><text:span text:style-name="T1">        </text:span></text:span><text:span text:style-name="Strong_20_Emphasis"><text:span text:style-name="T3">-  </text:span></text:span></text:p>
      <text:p text:style-name="P1"><text:span text:style-name="Strong_20_Emphasis"><text:span text:style-name="T1">    </text:span></text:span><text:span text:style-name="Strong_20_Emphasis"><text:span text:style-name="T3">- Volatile </text:span></text:span></text:p>
      <text:p text:style-name="P1"><text:span text:style-name="Strong_20_Emphasis"><text:span text:style-name="T1">    </text:span></text:span><text:span text:style-name="Strong_20_Emphasis"><text:span text:style-name="T3">- In case of volatile, how the compiler takes the data every time from memory, not from the cache</text:span></text:span></text:p>
      <text:p text:style-name="P1"><text:span text:style-name="Strong_20_Emphasis"><text:span text:style-name="T1">    </text:span></text:span><text:span text:style-name="Strong_20_Emphasis"><text:span text:style-name="T3">- C Memory layout</text:span></text:span></text:p>
      <text:p text:style-name="P1"><text:span text:style-name="Strong_20_Emphasis"><text:span text:style-name="T1">    </text:span></text:span><text:span text:style-name="Strong_20_Emphasis"><text:span text:style-name="T3">- Static variables and static functions</text:span></text:span></text:p>
      <text:p text:style-name="P1"><text:span text:style-name="Strong_20_Emphasis"><text:span text:style-name="T1">    </text:span></text:span><text:span text:style-name="Strong_20_Emphasis"><text:span text:style-name="T3">- In which segment does static int a[10]={0}; will store</text:span></text:span></text:p>
      <text:p text:style-name="P1"><text:span text:style-name="Strong_20_Emphasis"><text:span text:style-name="T1">    </text:span></text:span><text:span text:style-name="Strong_20_Emphasis"><text:span text:style-name="T3">-  Inserting the node in the single linked list</text:span></text:span></text:p>
      <text:p text:style-name="P1"><text:soft-page-break/><text:span text:style-name="Strong_20_Emphasis"><text:span text:style-name="T1">    </text:span></text:span><text:span text:style-name="Strong_20_Emphasis"><text:span text:style-name="T3">-  Insert the nodes in the ascending order</text:span></text:span></text:p>
      <text:p text:style-name="P1"><text:span text:style-name="Strong_20_Emphasis"><text:span text:style-name="T1">    </text:span></text:span><text:span text:style-name="Strong_20_Emphasis"><text:span text:style-name="T3">- Return value of malloc success and fail cases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3:02:26.161183994</meta:creation-date>
    <dc:date>2018-05-14T10:47:07.478180954</dc:date>
    <meta:editing-duration>P2DT21H29M31S</meta:editing-duration>
    <meta:editing-cycles>1</meta:editing-cycles>
    <meta:document-statistic meta:table-count="0" meta:image-count="0" meta:object-count="0" meta:page-count="3" meta:paragraph-count="62" meta:word-count="562" meta:character-count="3470" meta:non-whitespace-character-count="2794"/>
    <meta:generator>LibreOffice/4.2.8.2$Linux_X86_64 LibreOffice_project/420m0$Build-2</meta:generator>
  </office:meta>
</office:document-meta>
</file>